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664cm" svg:height="0.325cm" draw:transform="rotate (0.11344640137961) translate (3.47391471052124cm 3.322402365283cm)" svg:viewBox="0 0 1665 326" svg:d="m1652 7574c9 14 14 26 12 38-11 97-380 131-852 77s-823-169-812-267c2-11 9-23 21-33">
            <text:p/>
          </draw:path>
          <draw:path draw:style-name="gr1" draw:text-style-name="P1" draw:layer="layout" svg:width="1.664cm" svg:height="0.325cm" draw:transform="rotate (0.11344640137961) translate (3.47491471052124cm 3.231402365283cm)" svg:viewBox="0 0 1665 326" svg:d="m1652 7394c9 13 14 26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7491471052124cm 3.146402365283cm)" svg:viewBox="0 0 1665 326" svg:d="m1652 7225c9 13 14 26 12 38-11 97-380 130-852 77s-823-170-812-267c2-12 9-23 21-34">
            <text:p/>
          </draw:path>
          <draw:path draw:style-name="gr1" draw:text-style-name="P1" draw:layer="layout" svg:width="1.664cm" svg:height="0.325cm" draw:transform="rotate (0.11344640137961) translate (3.48091471052124cm 3.059402365283cm)" svg:viewBox="0 0 1665 326" svg:d="m1652 7053c9 14 14 26 12 38-11 97-380 131-852 77s-823-169-812-267c2-12 9-23 21-33">
            <text:p/>
          </draw:path>
          <draw:path draw:style-name="gr1" draw:text-style-name="P1" draw:layer="layout" svg:width="1.664cm" svg:height="0.325cm" draw:transform="rotate (0.11344640137961) translate (3.48091471052124cm 2.973402365283cm)" svg:viewBox="0 0 1665 326" svg:d="m1652 6882c9 14 14 26 12 38-11 98-380 131-852 77s-823-169-812-266c2-12 9-24 21-34">
            <text:p/>
          </draw:path>
          <draw:path draw:style-name="gr1" draw:text-style-name="P1" draw:layer="layout" svg:width="1.664cm" svg:height="0.325cm" draw:transform="rotate (0.11344640137961) translate (3.48091471052124cm 2.887402365283cm)" svg:viewBox="0 0 1665 326" svg:d="m1652 6712c9 13 14 25 12 37-11 98-380 131-852 77s-823-169-812-266c2-12 9-24 21-34">
            <text:p/>
          </draw:path>
          <draw:path draw:style-name="gr1" draw:text-style-name="P1" draw:layer="layout" svg:width="1.664cm" svg:height="0.325cm" draw:transform="rotate (0.11344640137961) translate (3.48091471052124cm 2.801402365283cm)" svg:viewBox="0 0 1665 326" svg:d="m1652 6541c9 13 14 25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8091471052124cm 2.721402365283cm)" svg:viewBox="0 0 1665 326" svg:d="m1652 6382c9 13 14 25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8091471052124cm 2.640402365283cm)" svg:viewBox="0 0 1665 326" svg:d="m1652 6221c9 13 14 25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8091471052124cm 2.554402365283cm)" svg:viewBox="0 0 1665 326" svg:d="m1652 6050c9 13 14 26 12 38-11 97-380 130-852 77s-823-170-812-267c2-12 9-23 21-34">
            <text:p/>
          </draw:path>
          <draw:path draw:style-name="gr1" draw:text-style-name="P1" draw:layer="layout" svg:width="1.664cm" svg:height="0.325cm" draw:transform="rotate (0.11344640137961) translate (3.48091471052124cm 2.468402365283cm)" svg:viewBox="0 0 1665 326" svg:d="m1652 5879c9 13 14 26 12 38-11 97-380 130-852 77s-823-170-812-267c2-12 9-23 21-34">
            <text:p/>
          </draw:path>
          <draw:path draw:style-name="gr1" draw:text-style-name="P1" draw:layer="layout" svg:width="1.664cm" svg:height="0.325cm" draw:transform="rotate (0.11344640137961) translate (3.47991471052124cm 2.388402365283cm)" svg:viewBox="0 0 1665 326" svg:d="m1652 5720c9 13 14 26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8091471052124cm 2.308402365283cm)" svg:viewBox="0 0 1665 326" svg:d="m1652 5561c9 13 14 26 12 38-11 97-380 130-852 77s-823-170-812-267c2-12 9-23 21-34">
            <text:p/>
          </draw:path>
          <draw:path draw:style-name="gr1" draw:text-style-name="P1" draw:layer="layout" svg:width="1.664cm" svg:height="0.325cm" draw:transform="rotate (0.11344640137961) translate (3.47991471052124cm 2.228402365283cm)" svg:viewBox="0 0 1665 326" svg:d="m1652 5402c9 13 14 26 12 37-11 98-380 131-852 78s-823-170-812-267c2-12 9-23 21-34">
            <text:p/>
          </draw:path>
          <draw:path draw:style-name="gr1" draw:text-style-name="P1" draw:layer="layout" svg:width="1.664cm" svg:height="0.325cm" draw:transform="rotate (0.11344640137961) translate (3.48091471052124cm 2.147402365283cm)" svg:viewBox="0 0 1665 326" svg:d="m1652 5241c9 13 14 26 12 38-11 97-380 131-852 77s-823-169-812-267c2-12 9-23 21-34">
            <text:p/>
          </draw:path>
          <draw:path draw:style-name="gr1" draw:text-style-name="P1" draw:layer="layout" svg:width="1.664cm" svg:height="0.325cm" draw:transform="rotate (0.11344640137961) translate (3.47291471052124cm 2.059402365283cm)" svg:viewBox="0 0 1665 326" svg:d="m1652 5064c9 14 14 26 12 38-11 97-380 131-852 77s-823-169-812-267c2-11 9-23 21-33">
            <text:p/>
          </draw:path>
          <draw:path draw:style-name="gr1" draw:text-style-name="P1" draw:layer="layout" svg:width="1.664cm" svg:height="0.325cm" draw:transform="rotate (0.11344640137961) translate (3.47391471052124cm 1.968402365283cm)" svg:viewBox="0 0 1665 326" svg:d="m1652 4884c9 13 14 26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7391471052124cm 1.883402365283cm)" svg:viewBox="0 0 1665 326" svg:d="m1652 4715c9 13 14 26 12 38-11 97-380 130-852 77s-823-170-812-267c2-12 9-23 21-34">
            <text:p/>
          </draw:path>
          <draw:path draw:style-name="gr1" draw:text-style-name="P1" draw:layer="layout" svg:width="1.664cm" svg:height="0.325cm" draw:transform="rotate (0.11344640137961) translate (3.47991471052124cm 1.796402365283cm)" svg:viewBox="0 0 1665 326" svg:d="m1652 4543c9 14 14 26 12 38-11 97-380 131-852 77s-823-169-812-267c2-11 9-23 21-33">
            <text:p/>
          </draw:path>
          <draw:path draw:style-name="gr1" draw:text-style-name="P1" draw:layer="layout" svg:width="1.664cm" svg:height="0.325cm" draw:transform="rotate (0.11344640137961) translate (3.47991471052124cm 1.710402365283cm)" svg:viewBox="0 0 1665 326" svg:d="m1652 4372c9 14 14 26 12 38-11 98-380 131-852 77s-823-169-812-266c2-12 9-24 21-34">
            <text:p/>
          </draw:path>
          <draw:path draw:style-name="gr1" draw:text-style-name="P1" draw:layer="layout" svg:width="1.664cm" svg:height="0.325cm" draw:transform="rotate (0.11344640137961) translate (3.47991471052124cm 1.624402365283cm)" svg:viewBox="0 0 1665 326" svg:d="m1652 4202c9 13 14 25 12 37-11 98-380 131-852 77s-823-169-812-266c2-12 9-24 21-34">
            <text:p/>
          </draw:path>
          <draw:path draw:style-name="gr1" draw:text-style-name="P1" draw:layer="layout" svg:width="1.664cm" svg:height="0.325cm" draw:transform="rotate (0.11344640137961) translate (3.47991471052124cm 1.538402365283cm)" svg:viewBox="0 0 1665 326" svg:d="m1652 4031c9 13 14 25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7991471052124cm 1.458402365283cm)" svg:viewBox="0 0 1665 326" svg:d="m1652 3872c9 13 14 25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7991471052124cm 1.377402365283cm)" svg:viewBox="0 0 1665 326" svg:d="m1652 3711c9 13 14 26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7991471052124cm 1.291402365283cm)" svg:viewBox="0 0 1665 326" svg:d="m1652 3540c9 13 14 26 12 38-11 97-380 130-852 77s-823-170-812-267c2-12 9-23 21-34">
            <text:p/>
          </draw:path>
          <draw:path draw:style-name="gr1" draw:text-style-name="P1" draw:layer="layout" svg:width="1.664cm" svg:height="0.325cm" draw:transform="rotate (0.11344640137961) translate (3.47991471052124cm 1.205402365283cm)" svg:viewBox="0 0 1665 326" svg:d="m1652 3369c9 13 14 26 12 38-11 97-380 130-852 77s-823-170-812-267c2-12 9-23 21-34">
            <text:p/>
          </draw:path>
          <draw:path draw:style-name="gr1" draw:text-style-name="P1" draw:layer="layout" svg:width="1.664cm" svg:height="0.325cm" draw:transform="rotate (0.11344640137961) translate (3.47891471052124cm 1.125402365283cm)" svg:viewBox="0 0 1665 326" svg:d="m1652 3210c9 13 14 26 12 37-11 98-380 131-852 77s-823-169-812-266c2-12 9-23 21-34">
            <text:p/>
          </draw:path>
          <draw:path draw:style-name="gr1" draw:text-style-name="P1" draw:layer="layout" svg:width="1.664cm" svg:height="0.325cm" draw:transform="rotate (0.11344640137961) translate (3.47991471052124cm 1.045402365283cm)" svg:viewBox="0 0 1665 326" svg:d="m1652 3051c9 13 14 26 12 38-11 97-380 130-852 77s-823-170-812-267c2-12 9-23 21-34">
            <text:p/>
          </draw:path>
          <draw:path draw:style-name="gr1" draw:text-style-name="P1" draw:layer="layout" svg:width="1.664cm" svg:height="0.325cm" draw:transform="rotate (0.11344640137961) translate (3.47891471052124cm 0.965402365283003cm)" svg:viewBox="0 0 1665 326" svg:d="m1652 2892c9 13 14 26 12 38-11 97-380 130-852 77s-823-170-812-267c2-12 9-23 21-34">
            <text:p/>
          </draw:path>
          <draw:path draw:style-name="gr1" draw:text-style-name="P1" draw:layer="layout" svg:width="1.664cm" svg:height="0.325cm" draw:transform="rotate (0.11344640137961) translate (3.47991471052124cm 0.884402365283004cm)" svg:viewBox="0 0 1665 326" svg:d="m1652 2731c9 13 14 26 12 38-11 97-380 131-852 77s-823-169-812-267c2-12 9-23 21-34">
            <text:p/>
          </draw:path>
          <draw:path draw:style-name="gr1" draw:text-style-name="P1" draw:layer="layout" svg:width="1.582cm" svg:height="0.206cm" svg:x="3.576cm" svg:y="0.8cm" svg:viewBox="0 0 1583 207" svg:d="m1568 0c10 11 15 22 15 34 0 98-363 173-838 173-397 0-652-20-745-94">
            <text:p/>
          </draw:path>
          <draw:path draw:style-name="gr1" draw:text-style-name="P1" draw:layer="layout" svg:width="1.904cm" svg:height="0.344cm" svg:x="3.259cm" svg:y="0.587cm" svg:viewBox="0 0 1905 345" svg:d="m259 244c-16-14-29-57-29-72 0-98 362-172 837-172s838 74 838 172-363 173-838 173c-288 0-918-40-1067-83">
            <text:p/>
          </draw:path>
          <draw:path draw:style-name="gr1" draw:text-style-name="P1" draw:layer="layout" svg:width="1.548cm" svg:height="0.116cm" svg:x="3.557cm" svg:y="0.674cm" svg:viewBox="0 0 1549 117" svg:d="m0 117c120-86 352-117 775-117 437 0 562 25 774 106">
            <text:p/>
          </draw:path>
          <draw:path draw:style-name="gr1" draw:text-style-name="P1" draw:layer="layout" svg:width="1.4cm" svg:height="0.078cm" svg:x="3.625cm" svg:y="0.758cm" svg:viewBox="0 0 1401 79" svg:d="m0 79c236-69 375-79 716-79s518 22 685 68">
            <text:p/>
          </draw:path>
          <draw:path draw:style-name="gr1" draw:text-style-name="P1" draw:layer="layout" svg:width="1.002cm" svg:height="0.039cm" svg:x="3.837cm" svg:y="0.849cm" svg:viewBox="0 0 1003 40" svg:d="m0 40c145-25 336-40 550-40 169 0 323 9 453 26">
            <text:p/>
          </draw:path>
          <draw:line draw:style-name="gr2" draw:text-style-name="P1" draw:layer="layout" svg:x1="3.193cm" svg:y1="3.265cm" svg:x2="3.487cm" svg:y2="3.265cm">
            <text:p/>
          </draw:line>
        </draw:g>
        <draw:frame draw:style-name="gr3" draw:layer="layout" svg:width="0.328cm" svg:height="0.469cm" svg:x="5.265cm" svg:y="1.7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379cm" svg:height="0.469cm" svg:x="4.514cm" svg:y="0.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4.349cm" svg:y1="0.922cm" svg:x2="4.349cm" svg:y2="0.375cm">
          <text:p/>
        </draw:line>
        <draw:line draw:style-name="gr5" draw:text-style-name="P1" draw:layer="layout" svg:x1="4.349cm" svg:y1="0.518cm" svg:x2="5.14cm" svg:y2="0.518cm">
          <text:p/>
        </draw:line>
        <draw:line draw:style-name="gr2" draw:text-style-name="P1" draw:layer="layout" svg:x1="5.271cm" svg:y1="0.75cm" svg:x2="5.647cm" svg:y2="0.75cm">
          <text:p/>
        </draw:line>
        <draw:line draw:style-name="gr2" draw:text-style-name="P1" draw:layer="layout" svg:x1="5.241cm" svg:y1="3.355cm" svg:x2="5.617cm" svg:y2="3.355cm">
          <text:p/>
        </draw:line>
        <draw:line draw:style-name="gr5" draw:text-style-name="P1" draw:layer="layout" svg:x1="5.464cm" svg:y1="1.683cm" svg:x2="5.464cm" svg:y2="0.74cm">
          <text:p/>
        </draw:line>
        <draw:line draw:style-name="gr5" draw:text-style-name="P1" draw:layer="layout" svg:x1="5.484cm" svg:y1="2.403cm" svg:x2="5.484cm" svg:y2="3.346cm">
          <text:p/>
        </draw:line>
        <draw:frame draw:style-name="gr3" draw:layer="layout" svg:width="0.519cm" svg:height="0.469cm" svg:x="2.74cm" svg:y="1.67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1.171cm" svg:height="0.911cm" svg:x="1.836cm" svg:y="1.46cm">
          <draw:text-box>
            <text:p text:style-name="P2"><text:span text:style-name="T1">چک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8-26T13:26:42</dc:date>
    <dc:creator>khalid khan</dc:creator>
    <meta:editing-duration>PT05H02M33S</meta:editing-duration>
    <meta:editing-cycles>18</meta:editing-cycles>
    <meta:generator>OpenOffice.org/3.1$Linux OpenOffice.org_project/310m19$Build-9420</meta:generator>
    <meta:document-statistic meta:object-count="4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